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au1" style:family="table" style:master-page-name="">
      <style:table-properties style:width="16.907cm" style:page-number="auto" table:align="left"/>
    </style:style>
    <style:style style:name="Tableau1.A" style:family="table-column">
      <style:table-column-properties style:column-width="16.907cm"/>
    </style:style>
    <style:style style:name="Tableau1.A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 style:master-page-name="">
      <style:table-properties style:width="16.907cm" style:page-number="auto" table:align="left"/>
    </style:style>
    <style:style style:name="Tableau2.A" style:family="table-column">
      <style:table-column-properties style:column-width="16.907cm"/>
    </style:style>
    <style:style style:name="Tableau2.A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 style:master-page-name="">
      <style:table-properties style:width="16.907cm" style:page-number="auto" table:align="left"/>
    </style:style>
    <style:style style:name="Tableau3.A" style:family="table-column">
      <style:table-column-properties style:column-width="16.907cm"/>
    </style:style>
    <style:style style:name="Tableau3.A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 style:master-page-name="">
      <style:table-properties style:width="17.013cm" fo:margin-left="0cm" style:page-number="auto" table:align="left"/>
    </style:style>
    <style:style style:name="Tableau4.A" style:family="table-column">
      <style:table-column-properties style:column-width="17.013cm"/>
    </style:style>
    <style:style style:name="Tableau4.A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825aa"/>
    </style:style>
    <style:style style:name="P2" style:family="paragraph" style:parent-style-name="Standard">
      <style:text-properties style:text-underline-style="solid" style:text-underline-width="auto" style:text-underline-color="font-color" officeooo:rsid="0011afd3" officeooo:paragraph-rsid="000825aa"/>
    </style:style>
    <style:style style:name="P3" style:family="paragraph" style:parent-style-name="Standard" style:master-page-name="">
      <style:paragraph-properties style:page-number="auto"/>
      <style:text-properties officeooo:rsid="0011afd3" officeooo:paragraph-rsid="000825aa"/>
    </style:style>
    <style:style style:name="P4" style:family="paragraph" style:parent-style-name="Standard">
      <style:text-properties officeooo:rsid="0011afd3" officeooo:paragraph-rsid="000825aa"/>
    </style:style>
    <style:style style:name="P5" style:family="paragraph" style:parent-style-name="Table_20_Contents">
      <loext:graphic-properties draw:fill="none"/>
      <style:paragraph-properties fo:margin-left="6.9cm" fo:margin-right="0.7cm" fo:orphans="0" fo:widows="0" fo:text-indent="0cm" style:auto-text-indent="false" fo:background-color="transparent" text:number-lines="false" text:line-number="0"/>
      <style:text-properties officeooo:rsid="000825aa" officeooo:paragraph-rsid="000825aa"/>
    </style:style>
    <style:style style:name="P6" style:family="paragraph" style:parent-style-name="Table_20_Contents">
      <loext:graphic-properties draw:fill="none"/>
      <style:paragraph-properties fo:margin-left="6.8cm" fo:margin-right="0.6cm" fo:orphans="0" fo:widows="0" fo:text-indent="0cm" style:auto-text-indent="false" fo:background-color="transparent" text:number-lines="false" text:line-number="0"/>
      <style:text-properties officeooo:rsid="000825aa" officeooo:paragraph-rsid="000825aa"/>
    </style:style>
    <style:style style:name="P7" style:family="paragraph" style:parent-style-name="Table_20_Contents">
      <loext:graphic-properties draw:fill="none"/>
      <style:paragraph-properties fo:margin-left="7.001cm" fo:margin-right="0.499cm" fo:orphans="0" fo:widows="0" fo:text-indent="0cm" style:auto-text-indent="false" fo:background-color="transparent" text:number-lines="false" text:line-number="0"/>
      <style:text-properties officeooo:rsid="000825aa" officeooo:paragraph-rsid="000825aa"/>
    </style:style>
    <style:style style:name="P8" style:family="paragraph" style:parent-style-name="Table_20_Contents">
      <style:text-properties fo:font-size="18pt" officeooo:rsid="000825aa" officeooo:paragraph-rsid="000825aa" style:font-size-asian="18pt" style:font-size-complex="18pt"/>
    </style:style>
    <style:style style:name="T1" style:family="text">
      <style:text-properties officeooo:rsid="00136514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4" style:family="text">
      <style:text-properties fo:font-size="15pt" officeooo:rsid="00136514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ouis BECK</text:p>
      <text:p text:style-name="P4">Valentin STARCZEWSKI</text:p>
      <text:p text:style-name="P4">Ahmed-yacine NEDJAR</text:p>
      <text:p text:style-name="P4"/>
      <text:p text:style-name="P4"><text:tab/><text:tab/><text:tab/><text:tab/><text:span text:style-name="T4">Analyse de l’environnement de l’entreprise :</text:span></text:p>
      <text:p text:style-name="P2">Riot Games</text:p>
      <text:p text:style-name="Text_20_body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"><text:s text:c="2"/><text:span text:style-name="T3">Forces</text:span></text:p>
          </table:table-cell>
        </table:table-row>
        <table:table-row>
          <table:table-cell table:style-name="Tableau1.A2" office:value-type="string">
            <text:p text:style-name="P8">-Gratuité des services proposés</text:p>
            <text:p text:style-name="P8">-Compétitif </text:p>
            <text:p text:style-name="P8">-Influence dans le milieu « gaming »</text:p>
            <text:p text:style-name="P8">-satisfaction des clients (mis à jours régulières)</text:p>
          </table:table-cell>
        </table:table-row>
      </table:table>
      <text:p text:style-name="Standard"/>
      <text:p text:style-name="P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6"><text:s text:c="2"/><text:span text:style-name="T3">Faiblesses</text:span></text:p>
          </table:table-cell>
        </table:table-row>
        <table:table-row>
          <table:table-cell table:style-name="Tableau2.A2" office:value-type="string">
            <text:p text:style-name="P8">-Dépendance des serveurs</text:p>
            <text:p text:style-name="P8">-Dépendance des influenceurs</text:p>
            <text:p text:style-name="P8">-Peu à l’écoute de sa communauté</text:p>
            <text:p text:style-name="P8">-Bug exploitable de manière malveillante</text:p>
          </table:table-cell>
        </table:table-row>
      </table:table>
      <text:p text:style-name="P1"/>
      <text:p text:style-name="P1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5"><text:s text:c="2"/><text:span text:style-name="T3">Opportunités</text:span></text:p>
          </table:table-cell>
        </table:table-row>
        <table:table-row>
          <table:table-cell table:style-name="Tableau3.A2" office:value-type="string">
            <text:p text:style-name="P8">-Marché en croissance</text:p>
            <text:p text:style-name="P8">-Fort potentiel </text:p>
            <text:p text:style-name="P8">-Nouveau divertissement notamment grâce à la compétition</text:p>
            <text:p text:style-name="P8">-Les joueurs achètent le contenu esthétique</text:p>
          </table:table-cell>
        </table:table-row>
      </table:table>
      <text:p text:style-name="P1"/>
      <text:p text:style-name="P1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7"><text:s text:c="2"/><text:span text:style-name="T3">Menaces</text:span></text:p>
          </table:table-cell>
        </table:table-row>
        <table:table-row>
          <table:table-cell table:style-name="Tableau4.A2" office:value-type="string">
            <text:p text:style-name="P8">-Concurrence directe (csgo, dota2)</text:p>
            <text:p text:style-name="P8">-Baisse de communauté dû à la négligence sur certains points vis à vis de sa communauté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6:06:45.697054124</meta:creation-date>
    <dc:date>2023-10-18T16:33:57.988364121</dc:date>
    <meta:editing-duration>PT27M12S</meta:editing-duration>
    <meta:editing-cycles>2</meta:editing-cycles>
    <meta:generator>LibreOffice/7.5.4.2$Linux_X86_64 LibreOffice_project/36ccfdc35048b057fd9854c757a8b67ec53977b6</meta:generator>
    <meta:document-statistic meta:table-count="4" meta:image-count="0" meta:object-count="0" meta:page-count="1" meta:paragraph-count="23" meta:word-count="92" meta:character-count="660" meta:non-whitespace-character-count="577"/>
  </office:meta>
</office:document-meta>
</file>